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FreeSans1" svg:font-family="FreeSans" style:font-pitch="variable"/>
    <style:font-face style:name="IPA Pゴシック1" svg:font-family="'IPA Pゴシック'" style:font-pitch="variable"/>
    <style:font-face style:name="IPA P明朝1" svg:font-family="'IPA P明朝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VL ゴシック1" svg:font-family="'VL 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8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style:paragraph-properties fo:margin-left="2.54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3.81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1" fo:font-size="24pt" fo:letter-spacing="normal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1" fo:font-size="24pt" fo:letter-spacing="normal" fo:font-style="normal" style:text-underline-style="none" fo:font-weight="bold" style:font-name-asian="Open Sans1" style:font-size-asian="24pt" style:font-style-asian="normal" style:font-weight-asian="bold" style:font-name-complex="Open Sans1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6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9" style:family="text">
      <style:text-properties fo:font-variant="normal" fo:text-transform="none" fo:color="#ce93d8" style:text-line-through-style="none" style:text-line-through-type="none" style:text-position="0% 100%" style:font-name="Open Sans1" fo:font-size="18pt" fo:letter-spacing="normal" fo:font-style="normal" style:text-underline-style="solid" style:text-underline-width="auto" style:text-underline-color="font-color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1" style:family="text">
      <style:text-properties fo:font-variant="normal" fo:text-transform="none" fo:color="#ce93d8" style:text-line-through-style="none" style:text-line-through-type="none" style:text-position="0% 100%" style:font-name="Open Sans1" fo:font-size="14pt" fo:letter-spacing="normal" fo:font-style="normal" style:text-underline-style="solid" style:text-underline-width="auto" style:text-underline-color="font-color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2" style:family="text">
      <style:text-properties fo:font-variant="normal" fo:text-transform="none" fo:color="#ce93d8" style:text-line-through-style="none" style:text-line-through-type="none" style:text-position="0% 100%" style:font-name="Open Sans1" fo:font-size="18pt" fo:letter-spacing="normal" fo:font-style="normal" style:text-underline-style="solid" style:text-underline-width="auto" style:text-underline-color="font-color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Open Sans1" fo:font-size="14pt" fo:letter-spacing="normal" fo:font-style="normal" style:text-underline-style="none" fo:font-weight="bold" style:font-name-asian="Open Sans1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5" style:family="text">
      <style:text-properties fo:font-variant="normal" fo:text-transform="none" fo:color="#ce93d8" style:text-line-through-style="none" style:text-line-through-type="none" style:text-position="0% 100%" style:font-name="Open Sans1" fo:font-size="14pt" fo:letter-spacing="normal" fo:font-style="normal" style:text-underline-style="solid" style:text-underline-width="auto" style:text-underline-color="font-color" fo:font-weight="bold" style:font-name-asian="Open Sans1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6" style:family="text">
      <style:text-properties fo:font-variant="normal" fo:text-transform="none" fo:color="#695d46" style:text-line-through-style="solid" style:text-line-through-type="singl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63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-">
        <style:list-level-properties text:space-before="1.906cm" text:min-label-width="0.634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0.634cm"/>
        <style:text-properties fo:color="#695d46" fo:font-size="100%"/>
      </text:list-level-style-number>
      <text:list-level-style-bullet text:level="2" text:bullet-char="-">
        <style:list-level-properties text:space-before="1.906cm" text:min-label-width="0.634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2" presentation:style-name="pr1" draw:text-style-name="P2" draw:layer="layout" svg:width="19.823cm" svg:height="3.786cm" svg:x="2.789cm" svg:y="7.006cm" presentation:class="title" presentation:user-transformed="true">
          <draw:text-box>
            <text:p text:style-name="P1"><text:span text:style-name="T1">毎日使える</text:span><text:span text:style-name="T1">IPv6</text:span><text:span text:style-name="T1">ネットワークの構築</text:span></text:p>
          </draw:text-box>
        </draw:frame>
        <draw:frame draw:name="Shape 63" presentation:style-name="pr2" draw:text-style-name="P3" draw:layer="layout" svg:width="14.008cm" svg:height="2.935cm" svg:x="5.691cm" svg:y="10.556cm" presentation:class="subtitle" presentation:user-transformed="true">
          <draw:text-box>
            <text:p text:style-name="P1"><text:span text:style-name="T2">NTT </text:span><text:span text:style-name="T2">フレッツ網経由で</text:span><text:span text:style-name="T3">Native IPv6</text:span></text:p>
          </draw:text-box>
        </draw:frame>
        <draw:custom-shape draw:name="Shape 64" draw:style-name="gr1" draw:text-style-name="P5" draw:layer="layout" svg:width="4.21cm" svg:height="2.489cm" svg:x="18.403cm" svg:y="15.902cm">
          <text:p text:style-name="P4"><text:span text:style-name="T4">Roger Shimizu</text:span></text:p>
          <text:p text:style-name="P4"><text:span text:style-name="T4">Oct. 18, 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6" draw:style-name="gr2" draw:layer="layout" svg:width="12.699cm" svg:height="9.524cm" svg:x="3.176cm" svg:y="1.905cm" draw:page-number="1" presentation:class="page"/>
          <draw:frame draw:name="Shape 67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自分の環境で IPv6 が動かなかったんです" draw:style-name="dp1" draw:master-page-name="Title_20_and_20_body" presentation:presentation-page-layout-name="AL2T1">
        <draw:frame draw:name="Shape 69" presentation:style-name="pr4" draw:text-style-name="P7" draw:layer="layout" svg:width="23.667cm" svg:height="2.619cm" svg:x="0.866cm" svg:y="1.648cm" presentation:class="title" presentation:user-transformed="true">
          <draw:text-box>
            <text:p text:style-name="P4"><text:span text:style-name="T5">自分の環境で </text:span><text:span text:style-name="T5">IPv6 </text:span><text:span text:style-name="T5">が動かなかったんです</text:span></text:p>
          </draw:text-box>
        </draw:frame>
        <draw:frame draw:name="Shape 70" presentation:style-name="pr5" draw:text-style-name="P11" draw:layer="layout" svg:width="23.897cm" svg:height="13.542cm" svg:x="0.637cm" svg:y="4.69cm" presentation:class="outline" presentation:user-transformed="true">
          <draw:text-box>
            <text:list text:style-name="L4">
              <text:list-item>
                <text:p text:style-name="P8"><text:span text:style-name="T6">DNS </text:span><text:span text:style-name="T6">が </text:span><text:span text:style-name="T6">AAAA record (IPv6 address) </text:span><text:span text:style-name="T6">の結果を、</text:span><text:span text:style-name="T6">A record </text:span><text:span text:style-name="T6">と一緒に返されます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Google’s DNS: 8.8.8.8 / 8.8.4.4</text:span></text:p>
                  </text:list-item>
                  <text:list-item>
                    <text:p text:style-name="P8"><text:span text:style-name="T7">NTT’s DNS: 129.250.35.250 (</text:span><text:span text:style-name="T7">関東</text:span><text:span text:style-name="T7">) / 129.250.35.251 (</text:span><text:span text:style-name="T7">関西</text:span><text:span text:style-name="T7">)</text:span></text:p>
                  </text:list-item>
                </text:list>
              </text:list-item>
              <text:list-item>
                <text:p text:style-name="P8"><text:span text:style-name="T6">OS</text:span><text:span text:style-name="T6">側では、</text:span><text:span text:style-name="T6">IPv6 </text:span><text:span text:style-name="T6">があれば、</text:span><text:span text:style-name="T6">IPv4 </text:span><text:span text:style-name="T6">より</text:span><text:span text:style-name="T6">IPv6 </text:span><text:span text:style-name="T6">が優先的使われてます</text:span></text:p>
              </text:list-item>
              <text:list-item>
                <text:p text:style-name="P8"><text:span text:style-name="T6">NTT NGN </text:span><text:span text:style-name="T6">網を使うなら、どっかから <text:s/></text:span><text:span text:style-name="T6">IPv6 </text:span><text:span text:style-name="T6">アドレスが割り当てられますし、とゲートウェイも自動的に設定されますが、</text:span><text:span text:style-name="T6">Internet </text:span><text:span text:style-name="T6">に繋がられない！</text:span></text:p>
              </text:list-item>
            </text:list>
            <text:p text:style-name="P9"><text:span text:style-name="T8">=&gt; </text:span><text:span text:style-name="T8">ネットアクセスが非常に遅くなってしまう</text:span></text:p>
            <text:p text:style-name="P9"><text:span text:style-name="T8">NTT </text:span><text:span text:style-name="T8">はそういう状況が把握されてる</text:span><text:span text:style-name="T8">:</text:span><text:span text:style-name="T8"><text:line-break/></text:span><text:span text:style-name="T8"><text:tab/></text:span><text:span text:style-name="T9"><text:a xlink:href="https://flets.com/customer/ipv6_display.html" xlink:type="simple">https://flets.com/customer/ipv6_display.html</text:a></text:span></text:p>
            <text:p text:style-name="P10"><text:span text:style-name="T8">=&gt; </text:span><text:span text:style-name="T8">解決方法は、なんと「</text:span><text:span text:style-name="T8">IPv6 </text:span><text:span text:style-name="T8">を無効」</text:span></text:p>
          </draw:text-box>
        </draw:frame>
        <presentation:notes draw:style-name="dp2">
          <draw:page-thumbnail draw:name="Shape 72" draw:style-name="gr2" draw:layer="layout" svg:width="12.699cm" svg:height="9.524cm" svg:x="3.176cm" svg:y="1.905cm" draw:page-number="2" presentation:class="page"/>
          <draw:frame draw:name="Shape 7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ちなみに、どうやってIPv6 無効するの？" draw:style-name="dp1" draw:master-page-name="Title_20_and_20_body" presentation:presentation-page-layout-name="AL2T1">
        <draw:frame draw:name="Shape 75" presentation:style-name="pr4" draw:text-style-name="P7" draw:layer="layout" svg:width="24.087cm" svg:height="2.619cm" svg:x="0.866cm" svg:y="1.648cm" presentation:class="title" presentation:user-transformed="true">
          <draw:text-box>
            <text:p text:style-name="P4"><text:span text:style-name="T5">ちなみに、どうやって</text:span><text:span text:style-name="T5">IPv6 </text:span><text:span text:style-name="T5">無効するの？</text:span></text:p>
          </draw:text-box>
        </draw:frame>
        <draw:frame draw:name="Shape 76" presentation:style-name="pr5" draw:text-style-name="P11" draw:layer="layout" svg:width="23.667cm" svg:height="12.232cm" svg:x="0.866cm" svg:y="4.69cm" presentation:class="outline" presentation:user-transformed="true">
          <draw:text-box>
            <text:list text:style-name="L4">
              <text:list-item>
                <text:p text:style-name="P8"><text:span text:style-name="T6">設定ファイル</text:span><text:span text:style-name="T6">: /etc/modprobe.d/aliases </text:span><text:span text:style-name="T10">=&gt; squeeze</text:span><text:span text:style-name="T10">で使えたけど</text:span><text:span text:style-name="T10">...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alias net-pf-10 off</text:span></text:p>
                  </text:list-item>
                </text:list>
              </text:list-item>
              <text:list-item>
                <text:p text:style-name="P8"><text:span text:style-name="T6">設定ファイル</text:span><text:span text:style-name="T6">: /etc/sysctl.conf </text:span><text:span text:style-name="T10">=&gt; </text:span><text:span text:style-name="T10">動的変えられます</text:span></text:p>
                <text:list>
                  <text:list-item>
                    <text:p text:style-name="P8"><text:span text:style-name="T7">net/ipv6/conf/all/disable_ipv6 = 1</text:span></text:p>
                  </text:list-item>
                </text:list>
              </text:list-item>
              <text:list-item>
                <text:p text:style-name="P8"><text:span text:style-name="T6">起動時の </text:span><text:span text:style-name="T6">kernel </text:span><text:span text:style-name="T6">パラメータ</text:span><text:span text:style-name="T6">: ipv6.disable=1 </text:span><text:span text:style-name="T10">=&gt; </text:span><text:span text:style-name="T10">最初から無効になる、安心？</text:span></text:p>
                <text:list>
                  <text:list-item>
                    <text:p text:style-name="P8"><text:span text:style-name="T7">/etc/default/grub </text:span><text:span text:style-name="T7">の </text:span><text:span text:style-name="T7">GRUB_CMDLINE_LINUX </text:span><text:span text:style-name="T7">変数に追加</text:span></text:p>
                  </text:list-item>
                  <text:list-item>
                    <text:p text:style-name="P8"><text:span text:style-name="T7">Debian Installer </text:span><text:span text:style-name="T7">なら、起動時に</text:span><text:span text:style-name="T7">&lt;TAB&gt; </text:span><text:span text:style-name="T7">をしてから入力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78" draw:style-name="gr2" draw:layer="layout" svg:width="12.699cm" svg:height="9.524cm" svg:x="3.176cm" svg:y="1.905cm" draw:page-number="3" presentation:class="page"/>
          <draw:frame draw:name="Shape 7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Pv6 体験のための tunnel 方式の使い方" draw:style-name="dp1" draw:master-page-name="Title_20_and_20_body" presentation:presentation-page-layout-name="AL2T1">
        <draw:frame draw:name="Shape 81" presentation:style-name="pr4" draw:text-style-name="P7" draw:layer="layout" svg:width="23.667cm" svg:height="2.619cm" svg:x="0.866cm" svg:y="1.648cm" presentation:class="title" presentation:user-transformed="true">
          <draw:text-box>
            <text:p text:style-name="P4"><text:span text:style-name="T5">IPv6 </text:span><text:span text:style-name="T5">体験のための </text:span><text:span text:style-name="T5">tunnel </text:span><text:span text:style-name="T5">方式の使い方</text:span></text:p>
          </draw:text-box>
        </draw:frame>
        <draw:frame draw:name="Shape 82" presentation:style-name="pr5" draw:text-style-name="P11" draw:layer="layout" svg:width="23.667cm" svg:height="12.232cm" svg:x="0.866cm" svg:y="4.69cm" presentation:class="outline" presentation:user-transformed="true">
          <draw:text-box>
            <text:list text:style-name="L4">
              <text:list-item>
                <text:p text:style-name="P8"><text:span text:style-name="T6">Native </text:span><text:span text:style-name="T6">環境がないなら、</text:span><text:span text:style-name="T6">tunnel </text:span><text:span text:style-name="T6">など色々方法があります。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6in4 (proto-41) (e.g. tunnel service from Hurricane Electric)</text:span></text:p>
                  </text:list-item>
                  <text:list-item>
                    <text:p text:style-name="P8"><text:span text:style-name="T7">Teredo (Debian: miredo)</text:span></text:p>
                  </text:list-item>
                  <text:list-item>
                    <text:p text:style-name="P8"><text:span text:style-name="T11"><text:a xlink:href="https://www.sixxs.net/" xlink:type="simple">SixXS</text:a></text:span><text:span text:style-name="T7"> (Tunnel) </text:span></text:p>
                  </text:list-item>
                  <text:list-item>
                    <text:p text:style-name="P8"><text:span text:style-name="T7">AICCU</text:span></text:p>
                  </text:list-item>
                  <text:list-item>
                    <text:p text:style-name="P8"><text:span text:style-name="T7">AYIYA</text:span></text:p>
                  </text:list-item>
                  <text:list-item>
                    <text:p text:style-name="P8"><text:span text:style-name="T7">6to4 (via 192.88.99.1)</text:span></text:p>
                  </text:list-item>
                  <text:list-item>
                    <text:p text:style-name="P8"><text:span text:style-name="T7">6over4 (fe80:: &amp; IPv4)</text:span></text:p>
                  </text:list-item>
                  <text:list-item>
                    <text:p text:style-name="P8"><text:span text:style-name="T7">freenet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84" draw:style-name="gr2" draw:layer="layout" svg:width="12.699cm" svg:height="9.524cm" svg:x="3.176cm" svg:y="1.905cm" draw:page-number="4" presentation:class="page"/>
          <draw:frame draw:name="Shape 8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nnel で遅くなる原因の解析" draw:style-name="dp1" draw:master-page-name="Title_20_and_20_body" presentation:presentation-page-layout-name="AL2T1">
        <draw:frame draw:name="Shape 87" presentation:style-name="pr4" draw:text-style-name="P7" draw:layer="layout" svg:width="23.667cm" svg:height="2.619cm" svg:x="0.866cm" svg:y="1.648cm" presentation:class="title" presentation:user-transformed="true">
          <draw:text-box>
            <text:p text:style-name="P4"><text:span text:style-name="T5">Tunnel </text:span><text:span text:style-name="T5">で遅くなる原因の解析</text:span></text:p>
          </draw:text-box>
        </draw:frame>
        <draw:frame draw:name="Shape 88" presentation:style-name="pr5" draw:text-style-name="P11" draw:layer="layout" svg:width="23.667cm" svg:height="12.232cm" svg:x="0.866cm" svg:y="4.69cm" presentation:class="outline" presentation:user-transformed="true">
          <draw:text-box>
            <text:list text:style-name="L4">
              <text:list-item>
                <text:p text:style-name="P8"><text:span text:style-name="T6">原因は </text:span><text:span text:style-name="T6">DNS + CDN </text:span><text:span text:style-name="T6">となります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DNS </text:span><text:span text:style-name="T7">のレスポンス時間</text:span></text:p>
                  </text:list-item>
                  <text:list-item>
                    <text:p text:style-name="P8"><text:span text:style-name="T7">CDN </text:span><text:span text:style-name="T7">のアクセス時間</text:span></text:p>
                  </text:list-item>
                </text:list>
              </text:list-item>
              <text:list-item>
                <text:p text:style-name="P8"><text:span text:style-name="T6">DNS </text:span><text:span text:style-name="T6">はどこの使うべき？</text:span></text:p>
                <text:list>
                  <text:list-item>
                    <text:p text:style-name="P8"><text:span text:style-name="T7">例として、アメリカ西海岸の </text:span><text:span text:style-name="T7">tunnel broker </text:span><text:span text:style-name="T7">を使うなら、、</text:span></text:p>
                  </text:list-item>
                  <text:list-item>
                    <text:p text:style-name="P8"><text:span text:style-name="T7">Local ISP </text:span><text:span text:style-name="T7">の </text:span><text:span text:style-name="T7">DNS </text:span><text:span text:style-name="T7">を使うと、</text:span><text:span text:style-name="T7">IPv4 </text:span><text:span text:style-name="T7">で </text:span><text:span text:style-name="T7">CDN </text:span><text:span text:style-name="T7">が日本のサーバに直接アクセス出きるので、</text:span><text:span text:style-name="T7">DNS</text:span><text:span text:style-name="T7">のレスポンス時間が問題がないけど、</text:span><text:span text:style-name="T7">CDN</text:span><text:span text:style-name="T7">のアクセス時間を見ると、</text:span><text:span text:style-name="T7">IPv6 </text:span><text:span text:style-name="T7">で </text:span><text:span text:style-name="T7">Host -&gt; US Tunnel -&gt; JP CDN </text:span><text:span text:style-name="T7">にしてしまい、往復で</text:span><text:span text:style-name="T7">250ms </text:span><text:span text:style-name="T7">になります</text:span></text:p>
                  </text:list-item>
                  <text:list-item>
                    <text:p text:style-name="P8"><text:span text:style-name="T7">Tunnel </text:span><text:span text:style-name="T7">経由で </text:span><text:span text:style-name="T7">US </text:span><text:span text:style-name="T7">の </text:span><text:span text:style-name="T7">DNS </text:span><text:span text:style-name="T7">を使うと、毎回 </text:span><text:span text:style-name="T7">DNS query </text:span><text:span text:style-name="T7">のコストが </text:span><text:span text:style-name="T7">120ms </text:span><text:span text:style-name="T7">になったし、</text:span><text:span text:style-name="T7">IPv4/IPv6 </text:span><text:span text:style-name="T7">両方ウェブアクセス時間も</text:span><text:span text:style-name="T7">120ms </text:span><text:span text:style-name="T7">位になります</text:span></text:p>
                  </text:list-item>
                </text:list>
              </text:list-item>
              <text:list-item>
                <text:p text:style-name="P8"><text:span text:style-name="T6">どっちの </text:span><text:span text:style-name="T6">DNS </text:span><text:span text:style-name="T6">を使っても、遅くなります</text:span></text:p>
              </text:list-item>
            </text:list>
          </draw:text-box>
        </draw:frame>
        <presentation:notes draw:style-name="dp2">
          <draw:page-thumbnail draw:name="Shape 90" draw:style-name="gr2" draw:layer="layout" svg:width="12.699cm" svg:height="9.524cm" svg:x="3.176cm" svg:y="1.905cm" draw:page-number="5" presentation:class="page"/>
          <draw:frame draw:name="Shape 9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TT フレッツで Native IPv6 ができます！" draw:style-name="dp1" draw:master-page-name="Title_20_and_20_body" presentation:presentation-page-layout-name="AL2T1">
        <draw:frame draw:name="Shape 93" presentation:style-name="pr4" draw:text-style-name="P7" draw:layer="layout" svg:width="23.667cm" svg:height="2.619cm" svg:x="0.866cm" svg:y="1.648cm" presentation:class="title" presentation:user-transformed="true">
          <draw:text-box>
            <text:p text:style-name="P4"><text:span text:style-name="T5">NTT </text:span><text:span text:style-name="T5">フレッツで </text:span><text:span text:style-name="T5">Native IPv6 </text:span><text:span text:style-name="T5">ができます！</text:span></text:p>
          </draw:text-box>
        </draw:frame>
        <draw:frame draw:name="Shape 94" presentation:style-name="pr5" draw:text-style-name="P11" draw:layer="layout" svg:width="23.667cm" svg:height="12.232cm" svg:x="0.866cm" svg:y="4.69cm" presentation:class="outline" presentation:user-transformed="true">
          <draw:text-box>
            <text:list text:style-name="L4">
              <text:list-item>
                <text:p text:style-name="P8"><text:span text:style-name="T6">Native IPv6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ローカルなので、</text:span><text:span text:style-name="T7">DNS Query </text:span><text:span text:style-name="T7">コストがあまりかからないし</text:span></text:p>
                  </text:list-item>
                  <text:list-item>
                    <text:p text:style-name="P8"><text:span text:style-name="T7">IPv4/IPv6 </text:span><text:span text:style-name="T7">両方共、日本の </text:span><text:span text:style-name="T7">CDN PoP </text:span><text:span text:style-name="T7">が使えます</text:span></text:p>
                  </text:list-item>
                </text:list>
              </text:list-item>
              <text:list-item>
                <text:p text:style-name="P8"><text:span text:style-name="T6">NTT </text:span><text:span text:style-name="T6">フレッツ</text:span></text:p>
                <text:list>
                  <text:list-item>
                    <text:p text:style-name="P8"><text:span text:style-name="T7">シェアは７割ぐらい</text:span></text:p>
                  </text:list-item>
                  <text:list-item>
                    <text:p text:style-name="P8"><text:span text:style-name="T7">プロバイダーはすべて確認してないけど、メインな</text:span><text:span text:style-name="T7">OCN/So-net/Plala</text:span><text:span text:style-name="T7">などは </text:span><text:span text:style-name="T7">Native IPv6 </text:span><text:span text:style-name="T7">が対応されてます。簡単に </text:span><text:span text:style-name="T7">Dual Stack </text:span><text:span text:style-name="T7">が構築出来ます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6" draw:style-name="gr2" draw:layer="layout" svg:width="12.699cm" svg:height="9.524cm" svg:x="3.175cm" svg:y="1.905cm" draw:page-number="6" presentation:class="page"/>
          <draw:frame draw:name="Shape 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P により、IPv6 対応状況" draw:style-name="dp1" draw:master-page-name="Title_20_and_20_body" presentation:presentation-page-layout-name="AL2T1">
        <draw:frame draw:name="Shape 99" presentation:style-name="pr4" draw:text-style-name="P7" draw:layer="layout" svg:width="23.667cm" svg:height="2.619cm" svg:x="0.866cm" svg:y="1.648cm" presentation:class="title" presentation:user-transformed="true">
          <draw:text-box>
            <text:p text:style-name="P4"><text:span text:style-name="T5">ISP </text:span><text:span text:style-name="T5">により、</text:span><text:span text:style-name="T5">IPv6 </text:span><text:span text:style-name="T5">対応状況</text:span></text:p>
          </draw:text-box>
        </draw:frame>
        <draw:frame draw:name="Shape 100" presentation:style-name="pr5" draw:text-style-name="P11" draw:layer="layout" svg:width="23.667cm" svg:height="12.232cm" svg:x="0.866cm" svg:y="4.69cm" presentation:class="outline" presentation:user-transformed="true">
          <draw:text-box>
            <text:list text:style-name="L4">
              <text:list-item>
                <text:p text:style-name="P8"><text:span text:style-name="T6">OC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1"><text:a xlink:href="http://service.ocn.ne.jp/ipv6/access/" xlink:type="simple">http://service.ocn.ne.jp/ipv6/access/</text:a></text:span></text:p>
                  </text:list-item>
                </text:list>
              </text:list-item>
              <text:list-item>
                <text:p text:style-name="P8"><text:span text:style-name="T6">Plala</text:span></text:p>
                <text:list>
                  <text:list-item>
                    <text:p text:style-name="P8"><text:span text:style-name="T11"><text:a xlink:href="http://www.plala.or.jp/ipv6/service/area/" xlink:type="simple">http://www.plala.or.jp/ipv6/service/area/</text:a></text:span></text:p>
                  </text:list-item>
                </text:list>
              </text:list-item>
              <text:list-item>
                <text:p text:style-name="P8"><text:span text:style-name="T6">So-net</text:span></text:p>
                <text:list>
                  <text:list-item>
                    <text:p text:style-name="P8"><text:span text:style-name="T11"><text:a xlink:href="http://www.so-net.ne.jp/common/IPv6/" xlink:type="simple">http://www.so-net.ne.jp/common/IPv6/</text:a></text:span></text:p>
                  </text:list-item>
                </text:list>
              </text:list-item>
              <text:list-item>
                <text:p text:style-name="P8"><text:span text:style-name="T6">Other ISP</text:span></text:p>
                <text:list>
                  <text:list-item>
                    <text:p text:style-name="P8"><text:span text:style-name="T11"><text:a xlink:href="http://www.jaipa.or.jp/ipv6/" xlink:type="simple">http://www.jaipa.or.jp/ipv6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2" draw:style-name="gr2" draw:layer="layout" svg:width="12.699cm" svg:height="9.524cm" svg:x="3.176cm" svg:y="1.905cm" draw:page-number="7" presentation:class="page"/>
          <draw:frame draw:name="Shape 10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具体的に IPv6 の設定方法 (0)" draw:style-name="dp1" draw:master-page-name="Title_20_and_20_body" presentation:presentation-page-layout-name="AL2T1">
        <draw:frame draw:name="Shape 105" presentation:style-name="pr4" draw:text-style-name="P7" draw:layer="layout" svg:width="23.667cm" svg:height="2.619cm" svg:x="0.866cm" svg:y="1.489cm" presentation:class="title" presentation:user-transformed="true">
          <draw:text-box>
            <text:p text:style-name="P4"><text:span text:style-name="T5">具体的に </text:span><text:span text:style-name="T5">IPv6 </text:span><text:span text:style-name="T5">の設定方法 </text:span><text:span text:style-name="T5">(0)</text:span></text:p>
          </draw:text-box>
        </draw:frame>
        <draw:frame draw:name="Shape 106" presentation:style-name="pr5" draw:text-style-name="P11" draw:layer="layout" svg:width="24.077cm" svg:height="13.793cm" svg:x="0.661cm" svg:y="4.428cm" presentation:class="outline" presentation:user-transformed="true">
          <draw:text-box>
            <text:list text:style-name="L4">
              <text:list-item>
                <text:p text:style-name="P8"><text:span text:style-name="T6">Dual Stack </text:span><text:span text:style-name="T6">なら、２本</text:span><text:span text:style-name="T6">PPP</text:span><text:span text:style-name="T6">セッションが必要。例えば、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ppp0: IPv4</text:span></text:p>
                  </text:list-item>
                  <text:list-item>
                    <text:p text:style-name="P8"><text:span text:style-name="T7">ppp1: IPv6</text:span></text:p>
                  </text:list-item>
                </text:list>
              </text:list-item>
              <text:list-item>
                <text:p text:style-name="P8"><text:span text:style-name="T6">IPv6 </text:span><text:span text:style-name="T6">の設定は、</text:span><text:span text:style-name="T6">IPv4 </text:span><text:span text:style-name="T6">の </text:span><text:span text:style-name="T6">PPPoE </text:span><text:span text:style-name="T6">と似てるものとなります</text:span></text:p>
              </text:list-item>
              <text:list-item>
                <text:p text:style-name="P8"><text:span text:style-name="T6">/etc/ppp/peers/dslv6 </text:span><text:span text:style-name="T6">に「</text:span><text:span text:style-name="T6">+ipv6 </text:span><text:span text:style-name="T6">」を追加し、適当なアカウントを指定する</text:span></text:p>
              </text:list-item>
              <text:list-item>
                <text:p text:style-name="P8"><text:span text:style-name="T6">IPv6 address </text:span><text:span text:style-name="T6">は </text:span><text:span text:style-name="T6">DHCPv6 </text:span><text:span text:style-name="T6">クライアント </text:span><text:span text:style-name="T6">(wide-dhcpv6-client</text:span><text:span text:style-name="T6">など</text:span><text:span text:style-name="T6">) </text:span><text:span text:style-name="T6">で取得する</text:span></text:p>
              </text:list-item>
              <text:list-item>
                <text:p text:style-name="P8"><text:span text:style-name="T6">IPv6 </text:span><text:span text:style-name="T6">の </text:span><text:span text:style-name="T6">default route </text:span><text:span text:style-name="T6">は手動設定となります。</text:span></text:p>
                <text:list>
                  <text:list-item>
                    <text:p text:style-name="P8"><text:span text:style-name="T7">Command: ip -6 r add default dev ppp1</text:span></text:p>
                  </text:list-item>
                  <text:list-item>
                    <text:p text:style-name="P8"><text:span text:style-name="T11"><text:a xlink:href="https://bugs.debian.org/477245" xlink:type="simple">https://bugs.debian.org/477245</text:a></text:span></text:p>
                  </text:list-item>
                  <text:list-item>
                    <text:p text:style-name="P8"><text:span text:style-name="T7">patch submitted, no reply yet: </text:span><text:span text:style-name="T11"><text:a xlink:href="https://github.com/paulusmack/ppp/issues/40" xlink:type="simple">https://github.com/paulusmack/ppp/issues/40</text:a></text:span></text:p>
                  </text:list-item>
                </text:list>
              </text:list-item>
              <text:list-item>
                <text:p text:style-name="P8"><text:span text:style-name="T6">参考の設定</text:span><text:span text:style-name="T6">: </text:span><text:span text:style-name="T12"><text:a xlink:href="https://youtu.be/bJ9p2j9frtA" xlink:type="simple">https://youtu.be/bJ9p2j9frtA</text:a></text:span><text:span text:style-name="T6"><text:line-break/></text:span><text:span text:style-name="T6">(git repo: </text:span><text:span text:style-name="T12"><text:a xlink:href="https://github.com/rogers0/config/tree/network/flets-native-v4v6" xlink:type="simple">https://github.com/rogers0/config/tree/network/flets-native-v4v6</text:a></text:span><text:span text:style-name="T6">)</text:span></text:p>
              </text:list-item>
            </text:list>
          </draw:text-box>
        </draw:frame>
        <presentation:notes draw:style-name="dp2">
          <draw:page-thumbnail draw:name="Shape 108" draw:style-name="gr2" draw:layer="layout" svg:width="12.699cm" svg:height="9.524cm" svg:x="3.176cm" svg:y="1.905cm" draw:page-number="8" presentation:class="page"/>
          <draw:frame draw:name="Shape 1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具体的に IPv6 の設定方法 (1)" draw:style-name="dp1" draw:master-page-name="Title_20_and_20_body" presentation:presentation-page-layout-name="AL2T1">
        <draw:frame draw:name="Shape 111" presentation:style-name="pr4" draw:text-style-name="P7" draw:layer="layout" svg:width="23.667cm" svg:height="2.619cm" svg:x="0.866cm" svg:y="1.648cm" presentation:class="title" presentation:user-transformed="true">
          <draw:text-box>
            <text:p text:style-name="P4"><text:span text:style-name="T5">具体的に </text:span><text:span text:style-name="T5">IPv6 </text:span><text:span text:style-name="T5">の設定方法 </text:span><text:span text:style-name="T5">(1)</text:span></text:p>
          </draw:text-box>
        </draw:frame>
        <draw:frame draw:name="Shape 112" presentation:style-name="pr5" draw:text-style-name="P11" draw:layer="layout" svg:width="23.667cm" svg:height="14.179cm" svg:x="0.866cm" svg:y="4cm" presentation:class="outline" presentation:user-transformed="true">
          <draw:text-box>
            <text:list text:style-name="L4">
              <text:list-item>
                <text:p text:style-name="P8"><text:span text:style-name="T6">OC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1"><text:a xlink:href="http://service.ocn.ne.jp/ipv6/access/flow/" xlink:type="simple">http://service.ocn.ne.jp/ipv6/access/flow/</text:a></text:span></text:p>
                  </text:list-item>
                  <text:list-item>
                    <text:p text:style-name="P8"><text:span text:style-name="T11"><text:a xlink:href="http://www.ocn.ne.jp/business/ftth/withf/spec.html" xlink:type="simple">http://www.ocn.ne.jp/business/ftth/withf/spec.html</text:a></text:span></text:p>
                  </text:list-item>
                  <text:list-item>
                    <text:p text:style-name="P8"><text:span text:style-name="T7">IPv6 </text:span><text:span text:style-name="T7">の </text:span><text:span text:style-name="T7">CHAP </text:span><text:span text:style-name="T7">認証 </text:span><text:span text:style-name="T7">ID: blah@</text:span><text:span text:style-name="T13">ipv6.</text:span><text:span text:style-name="T7">ocn.ne.jp </text:span><text:span text:style-name="T7">又は </text:span><text:span text:style-name="T7">blah@</text:span><text:span text:style-name="T14">bizf</text:span><text:span text:style-name="T13">6</text:span><text:span text:style-name="T14">.</text:span><text:span text:style-name="T7">ocn.ne.jp </text:span><text:span text:style-name="T7">又は </text:span><text:span text:style-name="T7">blah@</text:span><text:span text:style-name="T14">bizd</text:span><text:span text:style-name="T13">6</text:span><text:span text:style-name="T14">.</text:span><text:span text:style-name="T7">ocn.ne.jp </text:span><text:span text:style-name="T7">となります</text:span></text:p>
                  </text:list-item>
                </text:list>
              </text:list-item>
              <text:list-item>
                <text:p text:style-name="P8"><text:span text:style-name="T6">Plala</text:span></text:p>
                <text:list>
                  <text:list-item>
                    <text:p text:style-name="P8"><text:span text:style-name="T11"><text:a xlink:href="http://www.plala.or.jp/ipv6/access/flow/" xlink:type="simple">http://www.plala.or.jp/ipv6/access/flow/</text:a></text:span></text:p>
                  </text:list-item>
                  <text:list-item>
                    <text:p text:style-name="P8"><text:span text:style-name="T7">IPv6 </text:span><text:span text:style-name="T7">の </text:span><text:span text:style-name="T7">CHAP </text:span><text:span text:style-name="T7">認証 </text:span><text:span text:style-name="T7">ID: blah@</text:span><text:span text:style-name="T13">v6h.</text:span><text:span text:style-name="T7">plala.or.jp </text:span><text:span text:style-name="T7">又は </text:span><text:span text:style-name="T7">blah@</text:span><text:span text:style-name="T13">v6m.</text:span><text:span text:style-name="T7">plala.or.jp </text:span><text:span text:style-name="T7">となります</text:span></text:p>
                  </text:list-item>
                </text:list>
              </text:list-item>
              <text:list-item>
                <text:p text:style-name="P8"><text:span text:style-name="T6">So-net</text:span></text:p>
                <text:list>
                  <text:list-item>
                    <text:p text:style-name="P8"><text:span text:style-name="T11"><text:a xlink:href="http://www.so-net.ne.jp/option/others/ipv6/" xlink:type="simple">http://www.so-net.ne.jp/option/others/ipv6/</text:a></text:span></text:p>
                  </text:list-item>
                  <text:list-item>
                    <text:p text:style-name="P8"><text:span text:style-name="T7">IPv6 </text:span><text:span text:style-name="T7">の </text:span><text:span text:style-name="T7">CHAP </text:span><text:span text:style-name="T7">認証 </text:span><text:span text:style-name="T7">ID: </text:span><text:span text:style-name="T11"><text:a xlink:href="mailto:taro@aa2-v6.so-net.ne.jp" xlink:type="simple">taro@aa2</text:a></text:span><text:span text:style-name="T15"><text:a xlink:href="mailto:taro@aa2-v6.so-net.ne.jp" xlink:type="simple">-v6</text:a></text:span><text:span text:style-name="T11"><text:a xlink:href="mailto:taro@aa2-v6.so-net.ne.jp" xlink:type="simple">.so-net.ne.jp</text:a></text:span></text:p>
                  </text:list-item>
                </text:list>
              </text:list-item>
            </text:list>
            <text:p text:style-name="P8"><text:span text:style-name="T6">* </text:span><text:span text:style-name="T10">赤字</text:span><text:span text:style-name="T6">は</text:span><text:span text:style-name="T6">IPv4</text:span><text:span text:style-name="T6">より追加する部分</text:span></text:p>
          </draw:text-box>
        </draw:frame>
        <presentation:notes draw:style-name="dp2">
          <draw:page-thumbnail draw:name="Shape 114" draw:style-name="gr2" draw:layer="layout" svg:width="12.699cm" svg:height="9.524cm" svg:x="3.176cm" svg:y="1.905cm" draw:page-number="9" presentation:class="page"/>
          <draw:frame draw:name="Shape 1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自分の環境で IPv6 が動かなかったんです" draw:style-name="dp1" draw:master-page-name="Title_20_and_20_body" presentation:presentation-page-layout-name="AL2T1">
        <draw:frame draw:name="Shape 117" presentation:style-name="pr4" draw:text-style-name="P7" draw:layer="layout" svg:width="23.667cm" svg:height="2.619cm" svg:x="0.866cm" svg:y="1.648cm" presentation:class="title" presentation:user-transformed="true">
          <draw:text-box>
            <text:p text:style-name="P4"><text:span text:style-name="T5">自分の環境で </text:span><text:span text:style-name="T5">IPv6 </text:span><text:span text:style-name="T5">が動かなかったんです</text:span></text:p>
          </draw:text-box>
        </draw:frame>
        <draw:frame draw:name="Shape 118" presentation:style-name="pr5" draw:text-style-name="P11" draw:layer="layout" svg:width="23.897cm" svg:height="13.542cm" svg:x="0.637cm" svg:y="4.69cm" presentation:class="outline" presentation:user-transformed="true">
          <draw:text-box>
            <text:list text:style-name="L4">
              <text:list-item>
                <text:p text:style-name="P8"><text:span text:style-name="T6">DNS </text:span><text:span text:style-name="T6">が </text:span><text:span text:style-name="T6">AAAA record (IPv6 address) </text:span><text:span text:style-name="T6">の結果を、</text:span><text:span text:style-name="T6">A record </text:span><text:span text:style-name="T6">と一緒に返されます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Google’s DNS: 8.8.8.8 / 8.8.4.4</text:span></text:p>
                  </text:list-item>
                  <text:list-item>
                    <text:p text:style-name="P8"><text:span text:style-name="T7">NTT’s DNS: 129.250.35.250 (</text:span><text:span text:style-name="T7">関東</text:span><text:span text:style-name="T7">) / 129.250.35.251 (</text:span><text:span text:style-name="T7">関西</text:span><text:span text:style-name="T7">)</text:span></text:p>
                  </text:list-item>
                </text:list>
              </text:list-item>
              <text:list-item>
                <text:p text:style-name="P8"><text:span text:style-name="T6">OS</text:span><text:span text:style-name="T6">側では、</text:span><text:span text:style-name="T6">IPv6 </text:span><text:span text:style-name="T6">があれば、</text:span><text:span text:style-name="T6">IPv4 </text:span><text:span text:style-name="T6">より</text:span><text:span text:style-name="T6">IPv6 </text:span><text:span text:style-name="T6">が優先的使われてます</text:span></text:p>
              </text:list-item>
              <text:list-item>
                <text:p text:style-name="P8"><text:span text:style-name="T6">NTT NGN </text:span><text:span text:style-name="T6">網を使うなら、どっかから <text:s/></text:span><text:span text:style-name="T6">IPv6 </text:span><text:span text:style-name="T6">アドレスが割り当てられますし、とゲートウェイも自動的に設定されますが、</text:span><text:span text:style-name="T6">Internet </text:span><text:span text:style-name="T6">に繋がられない！</text:span></text:p>
              </text:list-item>
            </text:list>
            <text:p text:style-name="P9"><text:span text:style-name="T8">=&gt; </text:span><text:span text:style-name="T8">ネットアクセスが非常に遅くなってしまう</text:span></text:p>
            <text:p text:style-name="P10"><text:span text:style-name="T16">=&gt; </text:span><text:span text:style-name="T16">解決方法は、なんと「</text:span><text:span text:style-name="T16">IPv6 </text:span><text:span text:style-name="T16">を無効」</text:span></text:p>
            <text:p text:style-name="P10"><text:span text:style-name="T8">=&gt; </text:span><text:span text:style-name="T17">解決方法があります</text:span></text:p>
          </draw:text-box>
        </draw:frame>
        <presentation:notes draw:style-name="dp2">
          <draw:page-thumbnail draw:name="Shape 120" draw:style-name="gr2" draw:layer="layout" svg:width="12.699cm" svg:height="9.524cm" svg:x="3.176cm" svg:y="1.905cm" draw:page-number="10" presentation:class="page"/>
          <draw:frame draw:name="Shape 1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解決案 0: stateful gateway 向け" draw:style-name="dp1" draw:master-page-name="Title_20_and_20_body" presentation:presentation-page-layout-name="AL2T1">
        <draw:frame draw:name="Shape 123" presentation:style-name="pr4" draw:text-style-name="P7" draw:layer="layout" svg:width="23.667cm" svg:height="2.619cm" svg:x="0.866cm" svg:y="0.534cm" presentation:class="title" presentation:user-transformed="true">
          <draw:text-box>
            <text:p text:style-name="P4"><text:span text:style-name="T5">解決案 </text:span><text:span text:style-name="T5">0: stateful gateway </text:span><text:span text:style-name="T5">向け</text:span></text:p>
          </draw:text-box>
        </draw:frame>
        <draw:frame draw:name="Shape 124" presentation:style-name="pr5" draw:text-style-name="P11" draw:layer="layout" svg:width="24.157cm" svg:height="15.078cm" svg:x="0.637cm" svg:y="3.154cm" presentation:class="outline" presentation:user-transformed="true">
          <draw:text-box>
            <text:list text:style-name="L4">
              <text:list-item>
                <text:p text:style-name="P8"><text:span text:style-name="T6">用語定義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stateless host: IPv6 address </text:span><text:span text:style-name="T7">と</text:span><text:span text:style-name="T7">default gateway </text:span><text:span text:style-name="T7">は </text:span><text:span text:style-name="T7">RA (</text:span><text:span text:style-name="T7">ブロードキャスト</text:span><text:span text:style-name="T7">)</text:span><text:span text:style-name="T7">による取得（デフォルト）</text:span></text:p>
                  </text:list-item>
                  <text:list-item>
                    <text:p text:style-name="P8"><text:span text:style-name="T7">stateful host: IPv6 address </text:span><text:span text:style-name="T7">は </text:span><text:span text:style-name="T7">DHCPv6 </text:span><text:span text:style-name="T7">クライアント</text:span></text:p>
                  </text:list-item>
                  <text:list-item>
                    <text:p text:style-name="P8"><text:span text:style-name="T7">gateway: IPv4 </text:span><text:span text:style-name="T7">の </text:span><text:span text:style-name="T7">NAT </text:span><text:span text:style-name="T7">機器の様な</text:span><text:span text:style-name="T7">IP</text:span><text:span text:style-name="T7">パケット転送の機器となります。</text:span><text:span text:style-name="T7">IPv4 NAT </text:span><text:span text:style-name="T7">の場合は </text:span><text:span text:style-name="T7">Address </text:span><text:span text:style-name="T7">変換するだけ、</text:span><text:span text:style-name="T7">IPv6 </text:span><text:span text:style-name="T7">の場合はルータ機能が加えてます。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8"><text:span text:style-name="T6">デフォルトの </text:span><text:span text:style-name="T6">stateless host </text:span><text:span text:style-name="T6">から、</text:span><text:span text:style-name="T6">stateful host </text:span><text:span text:style-name="T6">の方式にすると、</text:span><text:span text:style-name="T6">NTT NGN </text:span><text:span text:style-name="T6">からの </text:span><text:span text:style-name="T6">RA (</text:span><text:span text:style-name="T6">ブロードキャスト</text:span><text:span text:style-name="T6">) </text:span><text:span text:style-name="T6">を受けられない様になれます</text:span></text:p>
              </text:list-item>
              <text:list-item>
                <text:p text:style-name="P8"><text:span text:style-name="T6">sysctl.conf</text:span><text:span text:style-name="T6"><text:line-break/></text:span><text:span text:style-name="T6"><text:tab/></text:span><text:span text:style-name="T7">net/ipv6/conf/default/accept_ra = 0</text:span><text:span text:style-name="T7"><text:line-break/></text:span><text:span text:style-name="T7"><text:tab/></text:span><text:span text:style-name="T7">net/ipv6/conf/all/accept_ra = 0</text:span><text:span text:style-name="T7"><text:line-break/></text:span><text:span text:style-name="T7"><text:tab/></text:span><text:span text:style-name="T7">net/ipv6/conf/eth0/accept_ra = 0</text:span><text:span text:style-name="T7"><text:line-break/></text:span><text:span text:style-name="T7"><text:tab/></text:span><text:span text:style-name="T7">net/ipv6/conf/wlan0/accept_ra = 0</text:span></text:p>
              </text:list-item>
            </text:list>
          </draw:text-box>
        </draw:frame>
        <presentation:notes draw:style-name="dp2">
          <draw:page-thumbnail draw:name="Shape 126" draw:style-name="gr2" draw:layer="layout" svg:width="12.699cm" svg:height="9.524cm" svg:x="3.176cm" svg:y="1.905cm" draw:page-number="11" presentation:class="page"/>
          <draw:frame draw:name="Shape 12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解決案 1: stateless host 向け&#10;" draw:style-name="dp1" draw:master-page-name="Title_20_and_20_body" presentation:presentation-page-layout-name="AL2T1">
        <draw:frame draw:name="Shape 129" presentation:style-name="pr4" draw:text-style-name="P7" draw:layer="layout" svg:width="23.667cm" svg:height="2.619cm" svg:x="0.866cm" svg:y="0.534cm" presentation:class="title" presentation:user-transformed="true">
          <draw:text-box>
            <text:p text:style-name="P4"><text:span text:style-name="T5">解決案 </text:span><text:span text:style-name="T5">1: stateless host </text:span><text:span text:style-name="T5">向け</text:span><text:span text:style-name="T5"><text:line-break/></text:span><text:span text:style-name="T5"/></text:p>
          </draw:text-box>
        </draw:frame>
        <draw:frame draw:name="Shape 130" presentation:style-name="pr5" draw:text-style-name="P11" draw:layer="layout" svg:width="23.667cm" svg:height="15.078cm" svg:x="0.866cm" svg:y="3.154cm" presentation:class="outline" presentation:user-transformed="true">
          <draw:text-box>
            <text:list text:style-name="L4">
              <text:list-item>
                <text:p text:style-name="P8"><text:span text:style-name="T6">MSFT </text:span><text:span text:style-name="T6">が解決くれました</text:span><text:span text:style-name="T7">: </text:span><text:span text:style-name="T11"><text:a xlink:href="https://support.microsoft.com/ja-jp/kb/2551233" xlink:type="simple">https://support.microsoft.com/ja-jp/kb/2551233</text:a></text:span><text:span text:style-name="T7"><text:line-break/></text:span><text:span text:style-name="T6">それから、他の記事も参考できます</text:span><text:span text:style-name="T7">: </text:span><text:span text:style-name="T11"><text:a xlink:href="http://www.attn.jp/maz/p/i/policy-table/" xlink:type="simple">http://www.attn.jp/maz/p/i/policy-table/</text:a></text:span></text:p>
              </text:list-item>
              <text:list-item>
                <text:p text:style-name="P8"><text:span text:style-name="T6">address selection </text:span><text:span text:style-name="T6">で</text:span><text:span text:style-name="T6">NTT NGN </text:span><text:span text:style-name="T6">用の </text:span><text:span text:style-name="T6">prefix </text:span><text:span text:style-name="T6">の優先度を下げます。</text:span><text:span text:style-name="T6"><text:line-break/></text:span><text:span text:style-name="T6">Linux </text:span><text:span text:style-name="T6">なら、コマンドは以下となります。</text:span><text:span text:style-name="T6"><text:line-break/></text:span><text:span text:style-name="T6"><text:tab/></text:span><text:span text:style-name="T7">ip addrlabel add prefix 2001:c90::/32 <text:s text:c="2"/>label 8</text:span><text:span text:style-name="T7"><text:line-break/></text:span><text:span text:style-name="T7"><text:tab/></text:span><text:span text:style-name="T7">ip addrlabel add prefix 2404:1a8::/32 <text:s text:c="2"/>label 8</text:span><text:span text:style-name="T7"><text:line-break/></text:span><text:span text:style-name="T7"><text:tab/></text:span><text:span text:style-name="T7">ip addrlabel add prefix 2408::/22 <text:s text:c="10"/>label 8</text:span><text:span text:style-name="T7"><text:line-break/></text:span><text:span text:style-name="T7"><text:tab/></text:span><text:span text:style-name="T7">ip addrlabel add prefix 2001:d70::/30 <text:s text:c="2"/>label 8</text:span><text:span text:style-name="T7"><text:line-break/></text:span><text:span text:style-name="T7"><text:tab/></text:span><text:span text:style-name="T7">ip addrlabel add prefix 2001:a000::/21 label 8</text:span></text:p>
              </text:list-item>
              <text:list-item>
                <text:p text:style-name="P8"><text:span text:style-name="T6">参考の設定</text:span><text:span text:style-name="T6">: </text:span><text:span text:style-name="T12"><text:a xlink:href="https://github.com/rogers0/config/tree/network/stateful_v6host" xlink:type="simple">https://github.com/rogers0/config/tree/network/stateful_v6host</text:a></text:span><text:span text:style-name="T6"> </text:span></text:p>
              </text:list-item>
            </text:list>
          </draw:text-box>
        </draw:frame>
        <presentation:notes draw:style-name="dp2">
          <draw:page-thumbnail draw:name="Shape 132" draw:style-name="gr2" draw:layer="layout" svg:width="12.699cm" svg:height="9.524cm" svg:x="3.176cm" svg:y="1.905cm" draw:page-number="12" presentation:class="page"/>
          <draw:frame draw:name="Shape 13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ゴールまで足りないもの (TODO)" draw:style-name="dp1" draw:master-page-name="Title_20_and_20_body" presentation:presentation-page-layout-name="AL2T1">
        <draw:frame draw:name="Shape 135" presentation:style-name="pr4" draw:text-style-name="P7" draw:layer="layout" svg:width="23.667cm" svg:height="2.619cm" svg:x="0.866cm" svg:y="1.648cm" presentation:class="title" presentation:user-transformed="true">
          <draw:text-box>
            <text:p text:style-name="P4"><text:span text:style-name="T5">ゴールまで足りないもの </text:span><text:span text:style-name="T5">(TODO)</text:span></text:p>
          </draw:text-box>
        </draw:frame>
        <draw:frame draw:name="Shape 136" presentation:style-name="pr5" draw:text-style-name="P11" draw:layer="layout" svg:width="23.667cm" svg:height="12.232cm" svg:x="0.866cm" svg:y="4.69cm" presentation:class="outline" presentation:user-transformed="true">
          <draw:text-box>
            <text:list text:style-name="L4">
              <text:list-item>
                <text:p text:style-name="P8"><text:span text:style-name="T6">Firewall: ip6table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stateful IPv6 gateway (allow IPv6 forward)</text:span></text:p>
                  </text:list-item>
                  <text:list-item>
                    <text:p text:style-name="P8"><text:span text:style-name="T7">stateful/stateless IPv6 host (disallow IPv6 forwar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38" draw:style-name="gr2" draw:layer="layout" svg:width="12.699cm" svg:height="9.524cm" svg:x="3.176cm" svg:y="1.905cm" draw:page-number="13" presentation:class="page"/>
          <draw:frame draw:name="Shape 13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ありがとうございました！" draw:style-name="dp1" draw:master-page-name="Title_20_only" presentation:presentation-page-layout-name="AL3T19">
        <draw:frame draw:name="Shape 141" presentation:style-name="pr7" draw:text-style-name="P7" draw:layer="layout" svg:width="23.667cm" svg:height="2.619cm" svg:x="0.866cm" svg:y="8.566cm" presentation:class="title" presentation:user-transformed="true">
          <draw:text-box>
            <text:p text:style-name="P1"><text:span text:style-name="T5">ありがとうございました！</text:span></text:p>
          </draw:text-box>
        </draw:frame>
        <presentation:notes draw:style-name="dp2">
          <draw:page-thumbnail draw:name="Shape 143" draw:style-name="gr2" draw:layer="layout" svg:width="12.699cm" svg:height="9.524cm" svg:x="3.176cm" svg:y="1.905cm" draw:page-number="14" presentation:class="page"/>
          <draw:frame draw:name="Shape 14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FreeSans1" svg:font-family="FreeSans" style:font-pitch="variable"/>
    <style:font-face style:name="IPA Pゴシック1" svg:font-family="'IPA Pゴシック'" style:font-pitch="variable"/>
    <style:font-face style:name="IPA P明朝1" svg:font-family="'IPA P明朝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VL ゴシック1" svg:font-family="'VL 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9" draw:style-name="Mgr3" draw:text-style-name="MP5" draw:layer="backgroundobjects" svg:width="1.561cm" svg:height="0.001cm" svg:x="19.466cm" svg:y="11.766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0" draw:style-name="Mgr3" draw:text-style-name="MP5" draw:layer="backgroundobjects" svg:width="1.561cm" svg:height="0.001cm" svg:x="4.375cm" svg:y="11.697cm">
        <text:p/>
        <draw:enhanced-geometry draw:mirror-horizontal="false" draw:mirror-vertical="false" svg:viewBox="0 0 21600 21600" draw:type="mso-spt32" draw:enhanced-path="M 0 0 L 21600 21600 N"/>
      </draw:custom-shape>
      <draw:g draw:name="Shape 11">
        <draw:custom-shape draw:name="Shape 12" draw:style-name="Mgr4" draw:text-style-name="MP5" draw:layer="layout" svg:width="19.823cm" svg:height="0.001cm" draw:transform="rotate (-3.14159265358979) translate (22.613cm 3.7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" draw:style-name="Mgr5" draw:text-style-name="MP5" draw:layer="layout" svg:width="19.823cm" svg:height="0.001cm" draw:transform="rotate (-3.14159265358979) translate (22.613cm 4.35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4">
        <draw:custom-shape draw:name="Shape 15" draw:style-name="Mgr4" draw:text-style-name="MP5" draw:layer="layout" svg:width="19.823cm" svg:height="0.001cm" svg:x="2.789cm" svg:y="15.2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" draw:style-name="Mgr5" draw:text-style-name="MP5" draw:layer="layout" svg:width="19.823cm" svg:height="0.001cm" svg:x="2.789cm" svg:y="14.7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7" presentation:style-name="Mpr1" draw:text-style-name="MP6" draw:layer="backgroundobjects" svg:width="19.823cm" svg:height="3.786cm" svg:x="2.789cm" svg:y="6.488cm" presentation:class="title" presentation:user-transformed="true">
        <draw:text-box>
          <text:p/>
        </draw:text-box>
      </draw:frame>
      <draw:frame draw:name="Shape 18" presentation:style-name="Mpr2" draw:text-style-name="MP7" draw:layer="backgroundobjects" svg:width="13.528cm" svg:height="2.935cm" svg:x="5.937cm" svg:y="10.556cm" presentation:class="subtitle" presentation:user-transformed="true">
        <draw:text-box>
          <text:p/>
        </draw:text-box>
      </draw:frame>
      <draw:frame draw:name="Shape 19" presentation:style-name="Mpr3" draw:text-style-name="MP9" draw:layer="backgroundobjects" svg:width="1.523cm" svg:height="1.456cm" svg:x="23.535cm" svg:y="17.271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5" draw:style-name="Mgr6" draw:text-style-name="MP10" draw:layer="backgroundobjects" svg:width="25.399cm" svg:height="0.361cm" svg:x="0cm" svg:y="18.688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6" presentation:style-name="Mpr6" draw:text-style-name="MP11" draw:layer="backgroundobjects" svg:width="23.667cm" svg:height="2.619cm" svg:x="0.866cm" svg:y="1.648cm" presentation:class="title" presentation:user-transformed="true">
        <draw:text-box>
          <text:p/>
        </draw:text-box>
      </draw:frame>
      <draw:frame draw:name="Shape 27" presentation:style-name="Title_20_and_20_body-outline1" draw:layer="backgroundobjects" svg:width="23.667cm" svg:height="12.232cm" svg:x="0.866cm" svg:y="4.69cm" presentation:class="outline" presentation:placeholder="true" presentation:user-transformed="true">
        <draw:text-box/>
      </draw:frame>
      <draw:frame draw:name="Shape 28" presentation:style-name="Mpr7" draw:text-style-name="MP9" draw:layer="backgroundobjects" svg:width="1.523cm" svg:height="1.456cm" svg:x="23.535cm" svg:y="17.271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35" presentation:style-name="Mpr10" draw:text-style-name="MP11" draw:layer="backgroundobjects" svg:width="23.667cm" svg:height="2.619cm" svg:x="0.866cm" svg:y="1.648cm" presentation:class="title" presentation:user-transformed="true">
        <draw:text-box>
          <text:p/>
        </draw:text-box>
      </draw:frame>
      <draw:frame draw:name="Shape 36" presentation:style-name="Mpr11" draw:text-style-name="MP9" draw:layer="backgroundobjects" svg:width="1.523cm" svg:height="1.456cm" svg:x="23.535cm" svg:y="17.271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毎日使えるIPv6ネットワークの構築</dc:title>
    <dc:creator>roger</dc:creator>
    <meta:editing-cycles>1</meta:editing-cycles>
    <dc:date>2015-10-18T15:25:47</dc:date>
    <meta:editing-duration>P0D</meta:editing-duration>
    <meta:generator>LibreOffice/5.0.3.2$Linux_X86_64 LibreOffice_project/00m0$Build-2</meta:generator>
    <meta:document-statistic meta:object-count="10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